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Avendaño</meta:initial-creator>
    <meta:creation-date>2016-05-03T10:01:33.21840618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2.2$Linux_X86_64 LibreOffice_project/37b43f919e4de5eeaca9b9755ed688758a8251fe</meta:generator>
  </office:meta>
</office:document-meta>
</file>